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332354502187061769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41483777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489084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497156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762120106719937405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157718625475260894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766538828770491236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464219150897944490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273365303570517560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7073499616904305792" text:style-name="L7">
        <text:list-item>
          <text:list>
            <text:list-header>
              <text:p text:style-name="P44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1"/>
      <text:p text:style-name="P2"><text:span text:style-name="T3">Sun Jan 20, 2019</text:span> no running </text:p>
      <text:p text:style-name="P1">We flew from Amsterdam to Pittsburgh.</text:p>
      <text:p text:style-name="P1"/>
      <text:p text:style-name="P1">Mon Jan 21, 2019 <text:span text:style-name="T2">no running</text:span> <text:s/></text:p>
      <text:p text:style-name="P1">We flew from Pittsburgh to Palm Springs California.</text:p>
      <text:p text:style-name="P1"/>
      <text:p text:style-name="P1">Tues Jan 22, 2019 <text:span text:style-name="T2">4.5 miles </text:span></text:p>
      <text:p text:style-name="P1">I ran on a ½ mile loop in Palm Springs.</text:p>
      <text:p text:style-name="P2">Warmup: <text:span text:style-name="T3">¼ mile run and rest a few minutes</text:span></text:p>
      <text:p text:style-name="P2">Run:<text:span text:style-name="T3"> </text:span><text:s/><text:span text:style-name="T3">5</text:span> <text:span text:style-name="T3">x ½ mile with a four minute rest after each run</text:span></text:p>
      <text:p text:style-name="P1">Times for the ½ mile runs: 4:40, 4:07, 4:00, 4:04, 3:43</text:p>
      <text:p text:style-name="P2">Warm down: <text:span text:style-name="T3">1.75 mile jog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2T21:28:34.23</dc:date>
    <dc:creator>James  Lombardi</dc:creator>
    <meta:editing-duration>P7DT9H10M4S</meta:editing-duration>
    <meta:editing-cycles>640</meta:editing-cycles>
    <meta:generator>OpenOffice/4.1.2$Win32 OpenOffice.org_project/412m3$Build-9782</meta:generator>
    <meta:document-statistic meta:table-count="0" meta:image-count="0" meta:object-count="0" meta:page-count="16" meta:paragraph-count="423" meta:word-count="5575" meta:character-count="27729"/>
  </office:meta>
</office:document-meta>
</file>